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0.496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4.912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5.477cm"/>
    </style:style>
    <style:style style:name="co13" style:family="table-column">
      <style:table-column-properties fo:break-before="auto" style:column-width="2.817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2.189cm"/>
    </style:style>
    <style:style style:name="co16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7.929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12cm"/>
    </style:style>
    <style:style style:name="co21" style:family="table-column">
      <style:table-column-properties fo:break-before="auto" style:column-width="1.79cm"/>
    </style:style>
    <style:style style:name="co22" style:family="table-column">
      <style:table-column-properties fo:break-before="auto" style:column-width="2.147cm"/>
    </style:style>
    <style:style style:name="co23" style:family="table-column">
      <style:table-column-properties fo:break-before="auto" style:column-width="1.623cm"/>
    </style:style>
    <style:style style:name="co24" style:family="table-column">
      <style:table-column-properties fo:break-before="auto" style:column-width="2.461cm"/>
    </style:style>
    <style:style style:name="co25" style:family="table-column">
      <style:table-column-properties fo:break-before="auto" style:column-width="3.32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ce5" style:family="table-cell" style:parent-style-name="Default" style:data-style-name="N44"/>
    <style:style style:name="ce6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 style:data-style-name="N99"/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mie</text:p>
          </table:table-cell>
          <table:table-cell office:value-type="string" calcext:value-type="string">
            <text:p>Nawzisko</text:p>
          </table:table-cell>
          <table:table-cell office:value-type="string" calcext:value-type="string">
            <text:p>Wie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nislaw</text:p>
          </table:table-cell>
          <table:table-cell office:value-type="string" calcext:value-type="string">
            <text:p>Lazik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float" office:value="1.7345" calcext:value-type="float">
            <text:p>01,7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Kurka</text:p>
          </table:table-cell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oleslaw</text:p>
          </table:table-cell>
          <table:table-cell office:value-type="string" calcext:value-type="string">
            <text:p>Chrobry</text:p>
          </table:table-cell>
          <table:table-cell office:value-type="float" office:value="1053" calcext:value-type="float">
            <text:p>105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Emila</text:p>
          </table:table-cell>
          <table:table-cell office:value-type="string" calcext:value-type="string">
            <text:p>Zab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ce9" office:value-type="date" office:date-value="2007-09-15" calcext:value-type="date">
            <text:p>15 I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Los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12.9874" calcext:value-type="float">
            <text:p>13,0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miejsce</text:p>
          </table:table-cell>
          <table:table-cell office:value-type="string" calcext:value-type="string">
            <text:p>czas</text:p>
          </table:table-cell>
          <table:table-cell table:number-columns-repeated="5"/>
          <table:table-cell table:style-name="ce10" office:value-type="date" office:date-value="1988-08-04T12:11:09" calcext:value-type="date">
            <text:p>04 sierpnia 1988</text:p>
          </table:table-cell>
          <table:table-cell table:number-columns-repeated="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stadion</text:p>
          </table:table-cell>
          <table:table-cell table:style-name="ce4" office:value-type="time" office:time-value="PT12H00M00S" calcext:value-type="time">
            <text:p>12:00:00</text:p>
          </table:table-cell>
          <table:table-cell table:number-columns-repeated="21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hala</text:p>
          </table:table-cell>
          <table:table-cell table:style-name="ce4" office:value-type="time" office:time-value="PT11H30M00S" calcext:value-type="time">
            <text:p>11:30:00</text:p>
          </table:table-cell>
          <table:table-cell table:number-columns-repeated="21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lodowisko</text:p>
          </table:table-cell>
          <table:table-cell table:style-name="ce4" office:value-type="time" office:time-value="PT10H15M00S" calcext:value-type="time">
            <text:p>10:15:00</text:p>
          </table:table-cell>
          <table:table-cell table:number-columns-repeated="21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stadion</text:p>
          </table:table-cell>
          <table:table-cell table:style-name="ce4" office:value-type="time" office:time-value="PT21H00M00S" calcext:value-type="time">
            <text:p>21:00:00</text:p>
          </table:table-cell>
          <table:table-cell table:number-columns-repeated="21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balon</text:p>
          </table:table-cell>
          <table:table-cell table:style-name="ce4" office:value-type="time" office:time-value="PT13H30M00S" calcext:value-type="time">
            <text:p>13:30: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table:style-name="ce8" office:value-type="time" office:time-value="PT14H16M00S" calcext:value-type="time">
            <text:p>14:16:00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float" office:value="312.443" calcext:value-type="float">
            <text:p>312,443</text:p>
          </table:table-cell>
          <table:table-cell/>
          <table:table-cell office:value-type="float" office:value="312.443" calcext:value-type="float">
            <text:p>312,443</text:p>
          </table:table-cell>
          <table:table-cell table:number-columns-repeated="21"/>
        </table:table-row>
        <table:table-row table:style-name="ro1">
          <table:table-cell table:style-name="ce1" office:value-type="float" office:value="321.323" calcext:value-type="float">
            <text:p>321,323</text:p>
          </table:table-cell>
          <table:table-cell/>
          <table:table-cell office:value-type="float" office:value="321.323" calcext:value-type="float">
            <text:p>321,323</text:p>
          </table:table-cell>
          <table:table-cell table:number-columns-repeated="21"/>
        </table:table-row>
        <table:table-row table:style-name="ro1">
          <table:table-cell table:style-name="ce1" office:value-type="float" office:value="335.323" calcext:value-type="float">
            <text:p>335,323</text:p>
          </table:table-cell>
          <table:table-cell/>
          <table:table-cell office:value-type="float" office:value="335.323" calcext:value-type="float">
            <text:p>335,323</text:p>
          </table:table-cell>
          <table:table-cell table:number-columns-repeated="21"/>
        </table:table-row>
        <table:table-row table:style-name="ro1">
          <table:table-cell table:style-name="ce1" office:value-type="float" office:value="412.534" calcext:value-type="float">
            <text:p>412,534</text:p>
          </table:table-cell>
          <table:table-cell/>
          <table:table-cell office:value-type="float" office:value="412.534" calcext:value-type="float">
            <text:p>412,534</text:p>
          </table:table-cell>
          <table:table-cell table:number-columns-repeated="21"/>
        </table:table-row>
        <table:table-row table:style-name="ro1">
          <table:table-cell table:style-name="ce2" office:value-type="time" office:time-value="PT12H34M00S" calcext:value-type="time">
            <text:p>12:34:00</text:p>
          </table:table-cell>
          <table:table-cell/>
          <table:table-cell table:style-name="ce4" office:value-type="time" office:time-value="PT12H34M00S" calcext:value-type="time">
            <text:p>12:34:00</text:p>
          </table:table-cell>
          <table:table-cell table:number-columns-repeated="21"/>
        </table:table-row>
        <table:table-row table:style-name="ro1">
          <table:table-cell table:style-name="ce2" office:value-type="time" office:time-value="PT11H22M00S" calcext:value-type="time">
            <text:p>11:22:00</text:p>
          </table:table-cell>
          <table:table-cell/>
          <table:table-cell table:style-name="ce4" office:value-type="time" office:time-value="PT11H22M00S" calcext:value-type="time">
            <text:p>11:22:00</text:p>
          </table:table-cell>
          <table:table-cell table:number-columns-repeated="21"/>
        </table:table-row>
        <table:table-row table:style-name="ro1">
          <table:table-cell table:style-name="ce3" office:value-type="time" office:time-value="PT33H11M00S" calcext:value-type="time">
            <text:p>33:11:00</text:p>
          </table:table-cell>
          <table:table-cell/>
          <table:table-cell table:style-name="ce5" office:value-type="time" office:time-value="PT33H11M00S" calcext:value-type="time">
            <text:p>33:11:00</text:p>
          </table:table-cell>
          <table:table-cell table:number-columns-repeated="6"/>
          <table:table-cell table:formula="of:=ORG.OPENOFFICE.ISLEAPYEAR(&quot;08.11.2002&quot;)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21" calcext:value-type="float">
            <text:p>321</text:p>
          </table:table-cell>
          <table:table-cell office:value-type="float" office:value="992" calcext:value-type="float">
            <text:p>992</text:p>
          </table:table-cell>
          <table:table-cell office:value-type="float" office:value="434" calcext:value-type="float">
            <text:p>434</text:p>
          </table:table-cell>
          <table:table-cell office:value-type="float" office:value="565" calcext:value-type="float">
            <text:p>565</text:p>
          </table:table-cell>
          <table:table-cell office:value-type="float" office:value="234" calcext:value-type="float">
            <text:p>234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float" office:value="-56" calcext:value-type="float">
            <text:p>-56</text:p>
          </table:table-cell>
          <table:table-cell office:value-type="float" office:value="3" calcext:value-type="float">
            <text:p>3</text:p>
          </table:table-cell>
          <table:table-cell office:value-type="float" office:value="2312" calcext:value-type="float">
            <text:p>2312</text:p>
          </table:table-cell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-4342" calcext:value-type="float">
            <text:p>-4342</text:p>
          </table:table-cell>
          <table:table-cell office:value-type="float" office:value="3432" calcext:value-type="float">
            <text:p>3432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SUM([.A32:.Q32])" office:value-type="float" office:value="5472" calcext:value-type="float">
            <text:p>547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/>
          <table:table-cell table:formula="of:=SUM([.A33:.V3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-26" calcext:value-type="float">
            <text:p>-26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/>
          <table:table-cell table:formula="of:=SUM([.A34:.O34])" office:value-type="float" office:value="-3" calcext:value-type="float">
            <text:p>-3</text:p>
          </table:table-cell>
          <table:table-cell table:number-columns-repeated="7"/>
        </table:table-row>
      </table:table>
      <table:table table:name="Zadanie jeżel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tul</text:p>
          </table:table-cell>
          <table:table-cell office:value-type="string" calcext:value-type="string">
            <text:p><text:s/>strony</text:p>
          </table:table-cell>
          <table:table-cell office:value-type="string" calcext:value-type="string">
            <text:p>kategoria</text:p>
          </table:table-cell>
        </table:table-row>
        <table:table-row table:style-name="ro1">
          <table:table-cell office:value-type="string" calcext:value-type="string">
            <text:p>Kotek</text:p>
          </table:table-cell>
          <table:table-cell office:value-type="float" office:value="55" calcext:value-type="float">
            <text:p>55</text:p>
          </table:table-cell>
          <table:table-cell table:formula="of:=IF([.B2] &lt; 100; &quot;chuda&quot;; IF([.B2]&lt;300;&quot;średnia&quot;;&quot;gruba&quot;))" office:value-type="string" office:string-value="chuda" calcext:value-type="string">
            <text:p>chuda</text:p>
          </table:table-cell>
        </table:table-row>
        <table:table-row table:style-name="ro1">
          <table:table-cell office:value-type="string" calcext:value-type="string">
            <text:p>Labamba</text:p>
          </table:table-cell>
          <table:table-cell office:value-type="float" office:value="178" calcext:value-type="float">
            <text:p>178</text:p>
          </table:table-cell>
          <table:table-cell table:formula="of:=IF([.B3] &lt; 100; &quot;chuda&quot;; IF([.B3]&lt;300;&quot;średnia&quot;;&quot;gruba&quot;))" office:value-type="string" office:string-value="średnia" calcext:value-type="string">
            <text:p>średnia</text:p>
          </table:table-cell>
        </table:table-row>
        <table:table-row table:style-name="ro1">
          <table:table-cell office:value-type="string" calcext:value-type="string">
            <text:p>Sowa</text:p>
          </table:table-cell>
          <table:table-cell office:value-type="float" office:value="888" calcext:value-type="float">
            <text:p>888</text:p>
          </table:table-cell>
          <table:table-cell table:formula="of:=IF([.B4] &lt; 100; &quot;chuda&quot;; IF([.B4]&lt;300;&quot;średnia&quot;;&quot;gruba&quot;))" office:value-type="string" office:string-value="gruba" calcext:value-type="string">
            <text:p>gruba</text:p>
          </table:table-cell>
        </table:table-row>
        <table:table-row table:style-name="ro1">
          <table:table-cell office:value-type="string" calcext:value-type="string">
            <text:p>Krol podworka</text:p>
          </table:table-cell>
          <table:table-cell office:value-type="float" office:value="301" calcext:value-type="float">
            <text:p>301</text:p>
          </table:table-cell>
          <table:table-cell table:formula="of:=IF([.B5] &lt; 100; &quot;chuda&quot;; IF([.B5]&lt;300;&quot;średnia&quot;;&quot;gruba&quot;))" office:value-type="string" office:string-value="gruba" calcext:value-type="string">
            <text:p>gruba</text:p>
          </table:table-cell>
        </table:table-row>
        <table:table-row table:style-name="ro1">
          <table:table-cell office:value-type="string" calcext:value-type="string">
            <text:p>Mam jej moc</text:p>
          </table:table-cell>
          <table:table-cell office:value-type="float" office:value="230" calcext:value-type="float">
            <text:p>230</text:p>
          </table:table-cell>
          <table:table-cell table:formula="of:=IF([.B6] &lt; 100; &quot;chuda&quot;; IF([.B6]&lt;300;&quot;średnia&quot;;&quot;gruba&quot;))" office:value-type="string" office:string-value="średnia" calcext:value-type="string">
            <text:p>średnia</text:p>
          </table:table-cell>
        </table:table-row>
        <table:table-row table:style-name="ro1">
          <table:table-cell office:value-type="string" calcext:value-type="string">
            <text:p>Zabawa</text:p>
          </table:table-cell>
          <table:table-cell office:value-type="float" office:value="23" calcext:value-type="float">
            <text:p>23</text:p>
          </table:table-cell>
          <table:table-cell table:formula="of:=IF([.B7] &lt; 100; &quot;chuda&quot;; IF([.B7]&lt;300;&quot;średnia&quot;;&quot;gruba&quot;))" office:value-type="string" office:string-value="chuda" calcext:value-type="string">
            <text:p>chuda</text:p>
          </table:table-cell>
        </table:table-row>
        <table:table-row table:style-name="ro1">
          <table:table-cell office:value-type="string" calcext:value-type="string">
            <text:p>Dieta cud</text:p>
          </table:table-cell>
          <table:table-cell office:value-type="float" office:value="99" calcext:value-type="float">
            <text:p>99</text:p>
          </table:table-cell>
          <table:table-cell table:formula="of:=IF([.B8] &lt; 100; &quot;chuda&quot;; IF([.B8]&lt;300;&quot;średnia&quot;;&quot;gruba&quot;))" office:value-type="string" office:string-value="chuda" calcext:value-type="string">
            <text:p>chuda</text:p>
          </table:table-cell>
        </table:table-row>
        <table:table-row table:style-name="ro1">
          <table:table-cell office:value-type="string" calcext:value-type="string">
            <text:p>Kran i zlew</text:p>
          </table:table-cell>
          <table:table-cell office:value-type="float" office:value="111" calcext:value-type="float">
            <text:p>111</text:p>
          </table:table-cell>
          <table:table-cell table:formula="of:=IF([.B9] &lt; 100; &quot;chuda&quot;; IF([.B9]&lt;300;&quot;średnia&quot;;&quot;gruba&quot;))" office:value-type="string" office:string-value="średnia" calcext:value-type="string">
            <text:p>średnia</text:p>
          </table:table-cell>
        </table:table-row>
        <table:table-row table:style-name="ro1">
          <table:table-cell office:value-type="string" calcext:value-type="string">
            <text:p>Miotly</text:p>
          </table:table-cell>
          <table:table-cell office:value-type="float" office:value="11" calcext:value-type="float">
            <text:p>11</text:p>
          </table:table-cell>
          <table:table-cell table:formula="of:=IF([.B10] &lt; 100; &quot;chuda&quot;; IF([.B10]&lt;300;&quot;średnia&quot;;&quot;gruba&quot;))" office:value-type="string" office:string-value="chuda" calcext:value-type="string">
            <text:p>chuda</text:p>
          </table:table-cell>
        </table:table-row>
        <table:table-row table:style-name="ro1">
          <table:table-cell office:value-type="string" calcext:value-type="string">
            <text:p>Latarnica</text:p>
          </table:table-cell>
          <table:table-cell office:value-type="float" office:value="230" calcext:value-type="float">
            <text:p>230</text:p>
          </table:table-cell>
          <table:table-cell table:formula="of:=IF([.B11] &lt; 100; &quot;chuda&quot;; IF([.B11]&lt;300;&quot;średnia&quot;;&quot;gruba&quot;))" office:value-type="string" office:string-value="średnia" calcext:value-type="string">
            <text:p>średnia</text:p>
          </table:table-cell>
        </table:table-row>
      </table:table>
      <table:table table:name="Sumujemy jeżeli" table:style-name="ta1">
        <table:table-column table:style-name="co1" table:number-columns-repeated="2" table:default-cell-style-name="Default"/>
        <table:table-column table:style-name="co1" table:default-cell-style-name="ce21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tul</text:p>
          </table:table-cell>
          <table:table-cell office:value-type="string" calcext:value-type="string">
            <text:p><text:s/>strony</text:p>
          </table:table-cell>
          <table:table-cell table:style-name="Default" office:value-type="string" calcext:value-type="string">
            <text:p>etyki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anki</text:p>
          </table:table-cell>
          <table:table-cell office:value-type="float" office:value="350" calcext:value-type="float">
            <text:p>350</text:p>
          </table:table-cell>
          <table:table-cell table:formula="of:=IF([.B2] &gt;= 100; IF([.B2] &gt; 300; &quot;gruba&quot;; &quot;średnia&quot;) ;&quot;chuda&quot;)" office:value-type="string" office:string-value="gruba" calcext:value-type="string">
            <text:p>gruba</text:p>
          </table:table-cell>
          <table:table-cell table:style-name="ce22"/>
          <table:table-cell office:value-type="string" calcext:value-type="string">
            <text:p>Suma średnich</text:p>
          </table:table-cell>
        </table:table-row>
        <table:table-row table:style-name="ro1">
          <table:table-cell office:value-type="string" calcext:value-type="string">
            <text:p>Kawka</text:p>
          </table:table-cell>
          <table:table-cell office:value-type="float" office:value="130" calcext:value-type="float">
            <text:p>130</text:p>
          </table:table-cell>
          <table:table-cell table:formula="of:=IF([.B3] &gt;= 100; IF([.B3] &gt; 300; &quot;gruba&quot;; &quot;średnia&quot;) ;&quot;chuda&quot;)" office:value-type="string" office:string-value="średnia" calcext:value-type="string">
            <text:p>średnia</text:p>
          </table:table-cell>
          <table:table-cell/>
          <table:table-cell table:formula="of:=SUMIF([.C2:.C12];&quot;średnia&quot;;[.B2:.B12])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Koles</text:p>
          </table:table-cell>
          <table:table-cell office:value-type="float" office:value="99" calcext:value-type="float">
            <text:p>99</text:p>
          </table:table-cell>
          <table:table-cell table:formula="of:=IF([.B4] &gt;= 100; IF([.B4] &gt; 300; &quot;gruba&quot;; &quot;średnia&quot;) ;&quot;chuda&quot;)" office:value-type="string" office:string-value="chuda" calcext:value-type="string">
            <text:p>chu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znij</text:p>
          </table:table-cell>
          <table:table-cell office:value-type="float" office:value="100" calcext:value-type="float">
            <text:p>100</text:p>
          </table:table-cell>
          <table:table-cell table:formula="of:=IF([.B5] &gt;= 100; IF([.B5] &gt; 300; &quot;gruba&quot;; &quot;średnia&quot;) ;&quot;chuda&quot;)" office:value-type="string" office:string-value="średnia" calcext:value-type="string">
            <text:p>śred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zyc Sie</text:p>
          </table:table-cell>
          <table:table-cell office:value-type="float" office:value="987" calcext:value-type="float">
            <text:p>987</text:p>
          </table:table-cell>
          <table:table-cell table:formula="of:=IF([.B6] &gt;= 100; IF([.B6] &gt; 300; &quot;gruba&quot;; &quot;średnia&quot;) ;&quot;chuda&quot;)" office:value-type="string" office:string-value="gruba" calcext:value-type="string">
            <text:p>gr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nie</text:p>
          </table:table-cell>
          <table:table-cell office:value-type="float" office:value="545" calcext:value-type="float">
            <text:p>545</text:p>
          </table:table-cell>
          <table:table-cell table:formula="of:=IF([.B7] &gt;= 100; IF([.B7] &gt; 300; &quot;gruba&quot;; &quot;średnia&quot;) ;&quot;chuda&quot;)" office:value-type="string" office:string-value="gruba" calcext:value-type="string">
            <text:p>gr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98" calcext:value-type="float">
            <text:p>98</text:p>
          </table:table-cell>
          <table:table-cell table:formula="of:=IF([.B8] &gt;= 100; IF([.B8] &gt; 300; &quot;gruba&quot;; &quot;średnia&quot;) ;&quot;chuda&quot;)" office:value-type="string" office:string-value="chuda" calcext:value-type="string">
            <text:p>chu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asz Maturke</text:p>
          </table:table-cell>
          <table:table-cell office:value-type="float" office:value="300" calcext:value-type="float">
            <text:p>300</text:p>
          </table:table-cell>
          <table:table-cell table:formula="of:=IF([.B9] &gt;= 100; IF([.B9] &gt; 300; &quot;gruba&quot;; &quot;średnia&quot;) ;&quot;chuda&quot;)" office:value-type="string" office:string-value="średnia" calcext:value-type="string">
            <text:p>śred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 100%</text:p>
          </table:table-cell>
          <table:table-cell office:value-type="float" office:value="431" calcext:value-type="float">
            <text:p>431</text:p>
          </table:table-cell>
          <table:table-cell table:formula="of:=IF([.B10] &gt;= 100; IF([.B10] &gt; 300; &quot;gruba&quot;; &quot;średnia&quot;) ;&quot;chuda&quot;)" office:value-type="string" office:string-value="gruba" calcext:value-type="string">
            <text:p>gru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ry</text:p>
          </table:table-cell>
          <table:table-cell office:value-type="float" office:value="58" calcext:value-type="float">
            <text:p>58</text:p>
          </table:table-cell>
          <table:table-cell table:formula="of:=IF([.B11] &gt;= 100; IF([.B11] &gt; 300; &quot;gruba&quot;; &quot;średnia&quot;) ;&quot;chuda&quot;)" office:value-type="string" office:string-value="chuda" calcext:value-type="string">
            <text:p>chu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el</text:p>
          </table:table-cell>
          <table:table-cell office:value-type="float" office:value="467" calcext:value-type="float">
            <text:p>467</text:p>
          </table:table-cell>
          <table:table-cell table:formula="of:=IF([.B12] &gt;= 100; IF([.B12] &gt; 300; &quot;gruba&quot;; &quot;średnia&quot;) ;&quot;chuda&quot;)" office:value-type="string" office:string-value="gruba" calcext:value-type="string">
            <text:p>gruba</text:p>
          </table:table-cell>
          <table:table-cell table:number-columns-repeated="2"/>
        </table:table-row>
      </table:table>
      <table:table table:name="Liczymy jeśli" table:style-name="ta1">
        <table:table-column table:style-name="co9" table:default-cell-style-name="ce21"/>
        <table:table-column table:style-name="co1" table:default-cell-style-name="ce21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Nr w dzienniku</text:p>
          </table:table-cell>
          <table:table-cell table:style-name="ce23" office:value-type="string" calcext:value-type="string">
            <text:p>Srednia</text:p>
          </table:table-cell>
          <table:table-cell/>
          <table:table-cell office:value-type="string" calcext:value-type="string">
            <text:p>Powyżej 5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,73</text:p>
          </table:table-cell>
          <table:table-cell/>
          <table:table-cell table:formula="of:=COUNTIF([.B2:.B26];&quot;&gt;5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5" calcext:value-type="float">
            <text:p>3,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" calcext:value-type="float">
            <text:p>2,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3" calcext:value-type="float">
            <text:p>2,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8" calcext:value-type="float">
            <text:p>2,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4" calcext:value-type="float">
            <text:p>4,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5" calcext:value-type="float">
            <text:p>4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7" calcext:value-type="float">
            <text:p>2,2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2" calcext:value-type="float">
            <text:p>3,4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1" calcext:value-type="float">
            <text:p>5,4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9" calcext:value-type="float">
            <text:p>3,9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8" calcext:value-type="float">
            <text:p>5,9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3" calcext:value-type="float">
            <text:p>5,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1" calcext:value-type="float">
            <text:p>2,1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2" calcext:value-type="float">
            <text:p>5,7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7" calcext:value-type="float">
            <text:p>2,7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59" calcext:value-type="float">
            <text:p>2,5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29" calcext:value-type="float">
            <text:p>3,2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93" calcext:value-type="float">
            <text:p>4,9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9" calcext:value-type="float">
            <text:p>3,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table:number-columns-repeated="2"/>
        </table:table-row>
      </table:table>
      <table:table table:name="Twarde warunk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er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wag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u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UNTIFS([.A$2:.A$21];&quot;&gt;5&quot;;[.B$2:.B$21];&quot;&gt;175&quot;;[.C$2:.C$21];&quot;&lt;77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" calcext:value-type="float">
            <text:p>18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</table:table>
      <table:table table:name="Ile mamy kasy" table:style-name="ta1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udzet</text:p>
          </table:table-cell>
          <table:table-cell office:value-type="string" calcext:value-type="string">
            <text:p>osoba</text:p>
          </table:table-cell>
          <table:table-cell office:value-type="string" calcext:value-type="string">
            <text:p>czas na imprezie</text:p>
          </table:table-cell>
          <table:table-cell office:value-type="string" calcext:value-type="string">
            <text:p>wie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si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si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lek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uba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dzisiu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ni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ani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ryk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lek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ola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ieniu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awid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amil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ma osób które się składają</text:p>
          </table:table-cell>
          <table:table-cell table:number-columns-repeated="3"/>
        </table:table-row>
        <table:table-row table:style-name="ro1">
          <table:table-cell table:formula="of:=SUMIFS([.A$2:.A$14];[.D$2:.D$14];&quot;&gt;=18&quot;;[.C$2:.C$14];&quot;&gt;1&quot;)" office:value-type="float" office:value="547" calcext:value-type="float">
            <text:p>547</text:p>
          </table:table-cell>
          <table:table-cell table:number-columns-repeated="3"/>
        </table:table-row>
      </table:table>
      <table:table table:name="Wyszukaj pionowo" table:style-name="ta1"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akupione kilogramy ziemniaków</text:p>
          </table:table-cell>
          <table:table-cell office:value-type="string" calcext:value-type="string">
            <text:p>Zniżka</text:p>
          </table:table-cell>
          <table:table-cell office:value-type="string" calcext:value-type="string">
            <text:p>Zapłacone</text:p>
          </table:table-cell>
          <table:table-cell office:value-type="string" calcext:value-type="string">
            <text:p>Cena wyjściowa</text:p>
          </table:table-cell>
          <table:table-cell table:number-columns-repeated="2"/>
          <table:table-cell office:value-type="string" calcext:value-type="string">
            <text:p>Ilość kilogramów</text:p>
          </table:table-cell>
          <table:table-cell office:value-type="string" calcext:value-type="string">
            <text:p>zniżk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2];[.$G$2:.$H$5];2;1)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VLOOKUP([.A3];[.$G$2:.$H$5];2;1)" office:value-type="float" office:value="0.1" calcext:value-type="float">
            <text:p>0,1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VLOOKUP([.A4];[.$G$2:.$H$5];2;1)" office:value-type="float" office:value="0.2" calcext:value-type="float">
            <text:p>0,2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VLOOKUP([.A5];[.$G$2:.$H$5];2;1)" office:value-type="float" office:value="0.1" calcext:value-type="float">
            <text:p>0,1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VLOOKUP([.A6];[.$G$2:.$H$5];2;1)"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7];[.$G$2:.$H$5];2;1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VLOOKUP([.A8];[.$G$2:.$H$5];2;1)" office:value-type="float" office:value="0.3" calcext:value-type="float">
            <text:p>0,3</text:p>
          </table:table-cell>
          <table:table-cell table:number-columns-repeated="6"/>
        </table:table-row>
      </table:table>
      <table:table table:name="Znajdowanie lenia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<text:s/>dochod styczen</text:p>
          </table:table-cell>
          <table:table-cell office:value-type="string" calcext:value-type="string">
            <text:p><text:s/>dochod luty</text:p>
          </table:table-cell>
          <table:table-cell office:value-type="string" calcext:value-type="string">
            <text:p><text:s/>dochod marzec</text:p>
          </table:table-cell>
          <table:table-cell table:number-columns-repeated="2"/>
          <table:table-cell office:value-type="string" calcext:value-type="string">
            <text:p>Dochody lenia w marcu</text:p>
          </table:table-cell>
          <table:table-cell/>
        </table:table-row>
        <table:table-row table:style-name="ro1">
          <table:table-cell office:value-type="string" calcext:value-type="string">
            <text:p>Nowak</text:p>
          </table:table-cell>
          <table:table-cell office:value-type="float" office:value="1200" calcext:value-type="float">
            <text:p>1200</text:p>
          </table:table-cell>
          <table:table-cell office:value-type="float" office:value="415" calcext:value-type="float">
            <text:p>415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table:formula="of:=VLOOKUP(&quot;Len&quot;;[.$A$2:.$D$18];4;0)" office:value-type="float" office:value="-500" calcext:value-type="float">
            <text:p>-500</text:p>
          </table:table-cell>
          <table:table-cell/>
        </table:table-row>
        <table:table-row table:style-name="ro1">
          <table:table-cell office:value-type="string" calcext:value-type="string">
            <text:p>Szerszen</text:p>
          </table:table-cell>
          <table:table-cell office:value-type="float" office:value="2740" calcext:value-type="float">
            <text:p>2740</text:p>
          </table:table-cell>
          <table:table-cell office:value-type="float" office:value="2904" calcext:value-type="float">
            <text:p>2904</text:p>
          </table:table-cell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a</text:p>
          </table:table-cell>
          <table:table-cell office:value-type="float" office:value="3074" calcext:value-type="float">
            <text:p>3074</text:p>
          </table:table-cell>
          <table:table-cell office:value-type="float" office:value="149" calcext:value-type="float">
            <text:p>149</text:p>
          </table:table-cell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dek</text:p>
          </table:table-cell>
          <table:table-cell office:value-type="float" office:value="1082" calcext:value-type="float">
            <text:p>1082</text:p>
          </table:table-cell>
          <table:table-cell office:value-type="float" office:value="1637" calcext:value-type="float">
            <text:p>1637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pa</text:p>
          </table:table-cell>
          <table:table-cell office:value-type="float" office:value="1382" calcext:value-type="float">
            <text:p>1382</text:p>
          </table:table-cell>
          <table:table-cell office:value-type="float" office:value="393" calcext:value-type="float">
            <text:p>393</text:p>
          </table:table-cell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zen</text:p>
          </table:table-cell>
          <table:table-cell office:value-type="float" office:value="265" calcext:value-type="float">
            <text:p>265</text:p>
          </table:table-cell>
          <table:table-cell office:value-type="float" office:value="2004" calcext:value-type="float">
            <text:p>2004</text:p>
          </table:table-cell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ik</text:p>
          </table:table-cell>
          <table:table-cell office:value-type="float" office:value="355" calcext:value-type="float">
            <text:p>355</text:p>
          </table:table-cell>
          <table:table-cell office:value-type="float" office:value="2022" calcext:value-type="float">
            <text:p>2022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walski</text:p>
          </table:table-cell>
          <table:table-cell office:value-type="float" office:value="1566" calcext:value-type="float">
            <text:p>1566</text:p>
          </table:table-cell>
          <table:table-cell office:value-type="float" office:value="821" calcext:value-type="float">
            <text:p>821</text:p>
          </table:table-cell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walczyk</text:p>
          </table:table-cell>
          <table:table-cell office:value-type="float" office:value="3079" calcext:value-type="float">
            <text:p>3079</text:p>
          </table:table-cell>
          <table:table-cell office:value-type="float" office:value="2510" calcext:value-type="float">
            <text:p>2510</text:p>
          </table:table-cell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582" calcext:value-type="float">
            <text:p>2582</text:p>
          </table:table-cell>
          <table:table-cell office:value-type="float" office:value="2237" calcext:value-type="float">
            <text:p>2237</text:p>
          </table:table-cell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</text:p>
          </table:table-cell>
          <table:table-cell office:value-type="float" office:value="2000" calcext:value-type="float">
            <text:p>2000</text:p>
          </table:table-cell>
          <table:table-cell office:value-type="float" office:value="2814" calcext:value-type="float">
            <text:p>2814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s</text:p>
          </table:table-cell>
          <table:table-cell office:value-type="float" office:value="1623" calcext:value-type="float">
            <text:p>1623</text:p>
          </table:table-cell>
          <table:table-cell office:value-type="float" office:value="2033" calcext:value-type="float">
            <text:p>2033</text:p>
          </table:table-cell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aron</text:p>
          </table:table-cell>
          <table:table-cell office:value-type="float" office:value="1895" calcext:value-type="float">
            <text:p>1895</text:p>
          </table:table-cell>
          <table:table-cell office:value-type="float" office:value="2477" calcext:value-type="float">
            <text:p>2477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aj</text:p>
          </table:table-cell>
          <table:table-cell office:value-type="float" office:value="904" calcext:value-type="float">
            <text:p>904</text:p>
          </table:table-cell>
          <table:table-cell office:value-type="float" office:value="710" calcext:value-type="float">
            <text:p>710</text:p>
          </table:table-cell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dubiak</text:p>
          </table:table-cell>
          <table:table-cell office:value-type="float" office:value="2048" calcext:value-type="float">
            <text:p>2048</text:p>
          </table:table-cell>
          <table:table-cell office:value-type="float" office:value="163" calcext:value-type="float">
            <text:p>163</text:p>
          </table:table-cell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son</text:p>
          </table:table-cell>
          <table:table-cell office:value-type="float" office:value="518" calcext:value-type="float">
            <text:p>518</text:p>
          </table:table-cell>
          <table:table-cell office:value-type="float" office:value="757" calcext:value-type="float">
            <text:p>757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</table:table>
      <table:table table:name="Zadanie &quot;Nagrody&quot;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azwisko</text:p>
          </table:table-cell>
          <table:table-cell office:value-type="string" calcext:value-type="string">
            <text:p>skumulowana wartosc zakupionych przedmiotow</text:p>
          </table:table-cell>
          <table:table-cell office:value-type="string" calcext:value-type="string">
            <text:p>Otrzymana nagroda</text:p>
          </table:table-cell>
          <table:table-cell table:number-columns-repeated="2"/>
          <table:table-cell office:value-type="string" calcext:value-type="string">
            <text:p>Wartość zakupów</text:p>
          </table:table-cell>
          <table:table-cell office:value-type="string" calcext:value-type="string">
            <text:p>Nagroda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float" office:value="1872" calcext:value-type="float">
            <text:p>1872</text:p>
          </table:table-cell>
          <table:table-cell table:formula="of:=VLOOKUP([.B2];[.$F$1:.$G$5];2;1)" office:value-type="string" office:string-value="Turbomikser" calcext:value-type="string">
            <text:p>Turbomiks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brak</text:p>
          </table:table-cell>
        </table:table-row>
        <table:table-row table:style-name="ro1">
          <table:table-cell office:value-type="string" calcext:value-type="string">
            <text:p>Szerszen</text:p>
          </table:table-cell>
          <table:table-cell office:value-type="float" office:value="4883" calcext:value-type="float">
            <text:p>4883</text:p>
          </table:table-cell>
          <table:table-cell table:formula="of:=VLOOKUP([.B3];[.$F$1:.$G$5];2;1)" office:value-type="string" office:string-value="Turbomikser" calcext:value-type="string">
            <text:p>Turbomikser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1" office:value-type="string" calcext:value-type="string">
            <text:p>Turbomikser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office:value-type="float" office:value="8187" calcext:value-type="float">
            <text:p>8187</text:p>
          </table:table-cell>
          <table:table-cell table:formula="of:=VLOOKUP([.B4];[.$F$1:.$G$5];2;1)" office:value-type="string" office:string-value="Przenośne Jacuzzi" calcext:value-type="string">
            <text:p>Przenośne Jacuzzi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21" office:value-type="string" calcext:value-type="string">
            <text:p>Przenośne Jacuzzi</text:p>
          </table:table-cell>
        </table:table-row>
        <table:table-row table:style-name="ro1">
          <table:table-cell office:value-type="string" calcext:value-type="string">
            <text:p>Dodek</text:p>
          </table:table-cell>
          <table:table-cell office:value-type="float" office:value="9770" calcext:value-type="float">
            <text:p>9770</text:p>
          </table:table-cell>
          <table:table-cell table:formula="of:=VLOOKUP([.B5];[.$F$1:.$G$5];2;1)" office:value-type="string" office:string-value="Przenośne Jacuzzi" calcext:value-type="string">
            <text:p>Przenośne Jacuzzi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1" office:value-type="string" calcext:value-type="string">
            <text:p>Łóżko wodne z rybami</text:p>
          </table:table-cell>
        </table:table-row>
        <table:table-row table:style-name="ro1">
          <table:table-cell office:value-type="string" calcext:value-type="string">
            <text:p>Lopa</text:p>
          </table:table-cell>
          <table:table-cell office:value-type="float" office:value="893" calcext:value-type="float">
            <text:p>893</text:p>
          </table:table-cell>
          <table:table-cell table:formula="of:=VLOOKUP([.B6];[.$F$1:.$G$5];2;1)" office:value-type="string" office:string-value="brak" calcext:value-type="string">
            <text:p>br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zen</text:p>
          </table:table-cell>
          <table:table-cell office:value-type="float" office:value="4773" calcext:value-type="float">
            <text:p>4773</text:p>
          </table:table-cell>
          <table:table-cell table:formula="of:=VLOOKUP([.B7];[.$F$1:.$G$5];2;1)" office:value-type="string" office:string-value="Turbomikser" calcext:value-type="string">
            <text:p>Turbomik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ik</text:p>
          </table:table-cell>
          <table:table-cell office:value-type="float" office:value="10032" calcext:value-type="float">
            <text:p>10032</text:p>
          </table:table-cell>
          <table:table-cell table:formula="of:=VLOOKUP([.B8];[.$F$1:.$G$5];2;1)" office:value-type="string" office:string-value="Łóżko wodne z rybami" calcext:value-type="string">
            <text:p>Łóżko wodne z ryba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walski</text:p>
          </table:table-cell>
          <table:table-cell office:value-type="float" office:value="2832" calcext:value-type="float">
            <text:p>2832</text:p>
          </table:table-cell>
          <table:table-cell table:formula="of:=VLOOKUP([.B9];[.$F$1:.$G$5];2;1)" office:value-type="string" office:string-value="Turbomikser" calcext:value-type="string">
            <text:p>Turbomik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walczyk</text:p>
          </table:table-cell>
          <table:table-cell office:value-type="float" office:value="8338" calcext:value-type="float">
            <text:p>8338</text:p>
          </table:table-cell>
          <table:table-cell table:formula="of:=VLOOKUP([.B10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031" calcext:value-type="float">
            <text:p>4031</text:p>
          </table:table-cell>
          <table:table-cell table:formula="of:=VLOOKUP([.B11];[.$F$1:.$G$5];2;1)" office:value-type="string" office:string-value="Turbomikser" calcext:value-type="string">
            <text:p>Turbomik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k</text:p>
          </table:table-cell>
          <table:table-cell office:value-type="float" office:value="10639" calcext:value-type="float">
            <text:p>10639</text:p>
          </table:table-cell>
          <table:table-cell table:formula="of:=VLOOKUP([.B12];[.$F$1:.$G$5];2;1)" office:value-type="string" office:string-value="Łóżko wodne z rybami" calcext:value-type="string">
            <text:p>Łóżko wodne z rybami</text:p>
          </table:table-cell>
          <table:table-cell table:number-columns-repeated="2"/>
          <table:table-cell office:value-type="string" calcext:value-type="string">
            <text:p>Imie</text:p>
          </table:table-cell>
          <table:table-cell office:value-type="string" calcext:value-type="string">
            <text:p>Nagrorda</text:p>
          </table:table-cell>
        </table:table-row>
        <table:table-row table:style-name="ro1">
          <table:table-cell office:value-type="string" calcext:value-type="string">
            <text:p>Strus</text:p>
          </table:table-cell>
          <table:table-cell office:value-type="float" office:value="5609" calcext:value-type="float">
            <text:p>5609</text:p>
          </table:table-cell>
          <table:table-cell table:formula="of:=VLOOKUP([.B13];[.$F$1:.$G$5];2;1)" office:value-type="string" office:string-value="Przenośne Jacuzzi" calcext:value-type="string">
            <text:p>Przenośne Jacuzzi</text:p>
          </table:table-cell>
          <table:table-cell table:number-columns-repeated="2"/>
          <table:table-cell office:value-type="string" calcext:value-type="string">
            <text:p>Nowakowska</text:p>
          </table:table-cell>
          <table:table-cell table:style-name="ce27" table:formula="of:=VLOOKUP([.F14];[.$A$1:.$C$25];3;1)" office:value-type="string" office:string-value="" calcext:value-type="error">
            <text:p>#N/D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6093" calcext:value-type="float">
            <text:p>6093</text:p>
          </table:table-cell>
          <table:table-cell table:formula="of:=VLOOKUP([.B14];[.$F$1:.$G$5];2;1)" office:value-type="string" office:string-value="Przenośne Jacuzzi" calcext:value-type="string">
            <text:p>Przenośne Jacuzzi</text:p>
          </table:table-cell>
          <table:table-cell table:number-columns-repeated="2"/>
          <table:table-cell office:value-type="string" calcext:value-type="string">
            <text:p>Gil</text:p>
          </table:table-cell>
          <table:table-cell/>
        </table:table-row>
        <table:table-row table:style-name="ro1">
          <table:table-cell office:value-type="string" calcext:value-type="string">
            <text:p>Makaron</text:p>
          </table:table-cell>
          <table:table-cell office:value-type="float" office:value="3570" calcext:value-type="float">
            <text:p>3570</text:p>
          </table:table-cell>
          <table:table-cell table:formula="of:=VLOOKUP([.B15];[.$F$1:.$G$5];2;1)" office:value-type="string" office:string-value="Turbomikser" calcext:value-type="string">
            <text:p>Turbomikser</text:p>
          </table:table-cell>
          <table:table-cell table:number-columns-repeated="2"/>
          <table:table-cell office:value-type="string" calcext:value-type="string">
            <text:p>Sroka</text:p>
          </table:table-cell>
          <table:table-cell/>
        </table:table-row>
        <table:table-row table:style-name="ro1">
          <table:table-cell office:value-type="string" calcext:value-type="string">
            <text:p>Lataj</text:p>
          </table:table-cell>
          <table:table-cell office:value-type="float" office:value="6644" calcext:value-type="float">
            <text:p>6644</text:p>
          </table:table-cell>
          <table:table-cell table:formula="of:=VLOOKUP([.B16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dubiak</text:p>
          </table:table-cell>
          <table:table-cell office:value-type="float" office:value="2226" calcext:value-type="float">
            <text:p>2226</text:p>
          </table:table-cell>
          <table:table-cell table:formula="of:=VLOOKUP([.B17];[.$F$1:.$G$5];2;1)" office:value-type="string" office:string-value="Turbomikser" calcext:value-type="string">
            <text:p>Turbomik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son</text:p>
          </table:table-cell>
          <table:table-cell office:value-type="float" office:value="6825" calcext:value-type="float">
            <text:p>6825</text:p>
          </table:table-cell>
          <table:table-cell table:formula="of:=VLOOKUP([.B18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l</text:p>
          </table:table-cell>
          <table:table-cell office:value-type="float" office:value="1421" calcext:value-type="float">
            <text:p>1421</text:p>
          </table:table-cell>
          <table:table-cell table:formula="of:=VLOOKUP([.B19];[.$F$1:.$G$5];2;1)" office:value-type="string" office:string-value="Turbomikser" calcext:value-type="string">
            <text:p>Turbomik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zik</text:p>
          </table:table-cell>
          <table:table-cell office:value-type="float" office:value="5521" calcext:value-type="float">
            <text:p>5521</text:p>
          </table:table-cell>
          <table:table-cell table:formula="of:=VLOOKUP([.B20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ta</text:p>
          </table:table-cell>
          <table:table-cell office:value-type="float" office:value="2277" calcext:value-type="float">
            <text:p>2277</text:p>
          </table:table-cell>
          <table:table-cell table:formula="of:=VLOOKUP([.B21];[.$F$1:.$G$5];2;1)" office:value-type="string" office:string-value="Turbomikser" calcext:value-type="string">
            <text:p>Turbomik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akowska</text:p>
          </table:table-cell>
          <table:table-cell office:value-type="float" office:value="7168" calcext:value-type="float">
            <text:p>7168</text:p>
          </table:table-cell>
          <table:table-cell table:formula="of:=VLOOKUP([.B22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iczna</text:p>
          </table:table-cell>
          <table:table-cell office:value-type="float" office:value="5911" calcext:value-type="float">
            <text:p>5911</text:p>
          </table:table-cell>
          <table:table-cell table:formula="of:=VLOOKUP([.B23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cerz</text:p>
          </table:table-cell>
          <table:table-cell office:value-type="float" office:value="5696" calcext:value-type="float">
            <text:p>5696</text:p>
          </table:table-cell>
          <table:table-cell table:formula="of:=VLOOKUP([.B24];[.$F$1:.$G$5];2;1)" office:value-type="string" office:string-value="Przenośne Jacuzzi" calcext:value-type="string">
            <text:p>Przenośne Jacuz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oka</text:p>
          </table:table-cell>
          <table:table-cell office:value-type="float" office:value="10289" calcext:value-type="float">
            <text:p>10289</text:p>
          </table:table-cell>
          <table:table-cell table:formula="of:=VLOOKUP([.B25];[.$F$1:.$G$5];2;1)" office:value-type="string" office:string-value="Łóżko wodne z rybami" calcext:value-type="string">
            <text:p>Łóżko wodne z rybami</text:p>
          </table:table-cell>
          <table:table-cell table:number-columns-repeated="4"/>
        </table:table-row>
      </table:table>
      <table:table table:name="Łączenie tabeli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4"/>
        <table:table-column table:style-name="co24" table:default-cell-style-name="ce21"/>
        <table:table-column table:style-name="co25" table:default-cell-style-name="ce21"/>
        <table:table-column table:style-name="co1" table:number-columns-repeated="2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id_meczu</text:p>
          </table:table-cell>
          <table:table-cell office:value-type="string" calcext:value-type="string">
            <text:p>id_sedziego</text:p>
          </table:table-cell>
          <table:table-cell table:style-name="Default" office:value-type="string" calcext:value-type="string">
            <text:p>wynik</text:p>
          </table:table-cell>
          <table:table-cell table:style-name="Default" office:value-type="string" calcext:value-type="string">
            <text:p>Imię sędziego</text:p>
          </table:table-cell>
          <table:table-cell table:style-name="Default" office:value-type="string" calcext:value-type="string">
            <text:p>Nazwisko sędziego</text:p>
          </table:table-cell>
          <table:table-cell table:number-columns-repeated="2"/>
          <table:table-cell office:value-type="string" calcext:value-type="string">
            <text:p>id_sedzieg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time" office:time-value="PT01H01M00S" calcext:value-type="time">
            <text:p>01:01:00</text:p>
          </table:table-cell>
          <table:table-cell table:formula="of:=VLOOKUP([.B2];[.$H$1:.$J$10];2;0)" office:value-type="string" office:string-value="Bartosz" calcext:value-type="string">
            <text:p>Bartosz</text:p>
          </table:table-cell>
          <table:table-cell table:formula="of:=VLOOKUP([.B2];[.$H$1:.$J$10];3;0)" office:value-type="string" office:string-value="Kolyska" calcext:value-type="string">
            <text:p>Kolysk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l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01H00M00S" calcext:value-type="time">
            <text:p>01:00:00</text:p>
          </table:table-cell>
          <table:table-cell table:formula="of:=VLOOKUP([.B3];[.$H$1:.$J$10];2;0)" office:value-type="string" office:string-value="Kacper" calcext:value-type="string">
            <text:p>Kacper</text:p>
          </table:table-cell>
          <table:table-cell table:formula="of:=VLOOKUP([.B3];[.$H$1:.$J$10];3;0)" office:value-type="string" office:string-value="Graczyk" calcext:value-type="string">
            <text:p>Graczy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Fir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01H01M00S" calcext:value-type="time">
            <text:p>01:01:00</text:p>
          </table:table-cell>
          <table:table-cell table:formula="of:=VLOOKUP([.B4];[.$H$1:.$J$10];2;0)" office:value-type="string" office:string-value="Dawid" calcext:value-type="string">
            <text:p>Dawid</text:p>
          </table:table-cell>
          <table:table-cell table:formula="of:=VLOOKUP([.B4];[.$H$1:.$J$10];3;0)" office:value-type="string" office:string-value="Fotel" calcext:value-type="string">
            <text:p>Fot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olys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00H01M00S" calcext:value-type="time">
            <text:p>00:01:00</text:p>
          </table:table-cell>
          <table:table-cell table:formula="of:=VLOOKUP([.B5];[.$H$1:.$J$10];2;0)" office:value-type="string" office:string-value="Filip" calcext:value-type="string">
            <text:p>Filip</text:p>
          </table:table-cell>
          <table:table-cell table:formula="of:=VLOOKUP([.B5];[.$H$1:.$J$10];3;0)" office:value-type="string" office:string-value="Sikorski" calcext:value-type="string">
            <text:p>Sikorsk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Fotel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time" office:time-value="PT01H00M00S" calcext:value-type="time">
            <text:p>01:00:00</text:p>
          </table:table-cell>
          <table:table-cell table:formula="of:=VLOOKUP([.B6];[.$H$1:.$J$10];2;0)" office:value-type="string" office:string-value="Kacper" calcext:value-type="string">
            <text:p>Kacper</text:p>
          </table:table-cell>
          <table:table-cell table:formula="of:=VLOOKUP([.B6];[.$H$1:.$J$10];3;0)" office:value-type="string" office:string-value="Graczyk" calcext:value-type="string">
            <text:p>Graczy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Graczy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time" office:time-value="PT01H01M00S" calcext:value-type="time">
            <text:p>01:01:00</text:p>
          </table:table-cell>
          <table:table-cell table:formula="of:=VLOOKUP([.B7];[.$H$1:.$J$10];2;0)" office:value-type="string" office:string-value="Jan" calcext:value-type="string">
            <text:p>Jan</text:p>
          </table:table-cell>
          <table:table-cell table:formula="of:=VLOOKUP([.B7];[.$H$1:.$J$10];3;0)" office:value-type="string" office:string-value="Klan" calcext:value-type="string">
            <text:p>Kla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os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time" office:time-value="PT00H01M00S" calcext:value-type="time">
            <text:p>00:01:00</text:p>
          </table:table-cell>
          <table:table-cell table:formula="of:=VLOOKUP([.B8];[.$H$1:.$J$10];2;0)" office:value-type="string" office:string-value="Jakub" calcext:value-type="string">
            <text:p>Jakub</text:p>
          </table:table-cell>
          <table:table-cell table:formula="of:=VLOOKUP([.B8];[.$H$1:.$J$10];3;0)" office:value-type="string" office:string-value="Sosna" calcext:value-type="string">
            <text:p>Sosn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il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time" office:time-value="PT00H01M00S" calcext:value-type="time">
            <text:p>00:01:00</text:p>
          </table:table-cell>
          <table:table-cell table:formula="of:=VLOOKUP([.B9];[.$H$1:.$J$10];2;0)" office:value-type="string" office:string-value="Kacper" calcext:value-type="string">
            <text:p>Kacper</text:p>
          </table:table-cell>
          <table:table-cell table:formula="of:=VLOOKUP([.B9];[.$H$1:.$J$10];3;0)" office:value-type="string" office:string-value="Graczyk" calcext:value-type="string">
            <text:p>Graczy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Sikorsk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time" office:time-value="PT01H01M00S" calcext:value-type="time">
            <text:p>01:01:00</text:p>
          </table:table-cell>
          <table:table-cell table:formula="of:=VLOOKUP([.B10];[.$H$1:.$J$10];2;0)" office:value-type="string" office:string-value="Kamil" calcext:value-type="string">
            <text:p>Kamil</text:p>
          </table:table-cell>
          <table:table-cell table:formula="of:=VLOOKUP([.B10];[.$H$1:.$J$10];3;0)" office:value-type="string" office:string-value="Firana" calcext:value-type="string">
            <text:p>Fir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ark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time" office:time-value="PT01H01M00S" calcext:value-type="time">
            <text:p>01:01:00</text:p>
          </table:table-cell>
          <table:table-cell table:formula="of:=VLOOKUP([.B11];[.$H$1:.$J$10];2;0)" office:value-type="string" office:string-value="John" calcext:value-type="string">
            <text:p>John</text:p>
          </table:table-cell>
          <table:table-cell table:formula="of:=VLOOKUP([.B11];[.$H$1:.$J$10];3;0)" office:value-type="string" office:string-value="Parker" calcext:value-type="string">
            <text:p>Parker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time" office:time-value="PT02H00M00S" calcext:value-type="time">
            <text:p>02:00:00</text:p>
          </table:table-cell>
          <table:table-cell table:formula="of:=VLOOKUP([.B12];[.$H$1:.$J$10];2;0)" office:value-type="string" office:string-value="Jan" calcext:value-type="string">
            <text:p>Jan</text:p>
          </table:table-cell>
          <table:table-cell table:formula="of:=VLOOKUP([.B12];[.$H$1:.$J$10];3;0)" office:value-type="string" office:string-value="Klan" calcext:value-type="string">
            <text:p>Klan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:00</text:p>
          </table:table-cell>
          <table:table-cell table:formula="of:=VLOOKUP([.B13];[.$H$1:.$J$10];2;0)" office:value-type="string" office:string-value="Kacper" calcext:value-type="string">
            <text:p>Kacper</text:p>
          </table:table-cell>
          <table:table-cell table:formula="of:=VLOOKUP([.B13];[.$H$1:.$J$10];3;0)" office:value-type="string" office:string-value="Graczyk" calcext:value-type="string">
            <text:p>Graczyk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time" office:time-value="PT02H00M00S" calcext:value-type="time">
            <text:p>02:00:00</text:p>
          </table:table-cell>
          <table:table-cell table:formula="of:=VLOOKUP([.B14];[.$H$1:.$J$10];2;0)" office:value-type="string" office:string-value="Bartosz" calcext:value-type="string">
            <text:p>Bartosz</text:p>
          </table:table-cell>
          <table:table-cell table:formula="of:=VLOOKUP([.B14];[.$H$1:.$J$10];3;0)" office:value-type="string" office:string-value="Kolyska" calcext:value-type="string">
            <text:p>Kolyska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time" office:time-value="PT01H01M00S" calcext:value-type="time">
            <text:p>01:01:00</text:p>
          </table:table-cell>
          <table:table-cell table:formula="of:=VLOOKUP([.B15];[.$H$1:.$J$10];2;0)" office:value-type="string" office:string-value="Jakub" calcext:value-type="string">
            <text:p>Jakub</text:p>
          </table:table-cell>
          <table:table-cell table:formula="of:=VLOOKUP([.B15];[.$H$1:.$J$10];3;0)" office:value-type="string" office:string-value="Sosna" calcext:value-type="string">
            <text:p>Sosna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time" office:time-value="PT01H00M00S" calcext:value-type="time">
            <text:p>01:00:00</text:p>
          </table:table-cell>
          <table:table-cell table:formula="of:=VLOOKUP([.B16];[.$H$1:.$J$10];2;0)" office:value-type="string" office:string-value="Filip" calcext:value-type="string">
            <text:p>Filip</text:p>
          </table:table-cell>
          <table:table-cell table:formula="of:=VLOOKUP([.B16];[.$H$1:.$J$10];3;0)" office:value-type="string" office:string-value="Sikorski" calcext:value-type="string">
            <text:p>Sikorski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time" office:time-value="PT01H01M00S" calcext:value-type="time">
            <text:p>01:01:00</text:p>
          </table:table-cell>
          <table:table-cell table:formula="of:=VLOOKUP([.B17];[.$H$1:.$J$10];2;0)" office:value-type="string" office:string-value="Jan" calcext:value-type="string">
            <text:p>Jan</text:p>
          </table:table-cell>
          <table:table-cell table:formula="of:=VLOOKUP([.B17];[.$H$1:.$J$10];3;0)" office:value-type="string" office:string-value="Klan" calcext:value-type="string">
            <text:p>Klan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time" office:time-value="PT00H00M00S" calcext:value-type="time">
            <text:p>00:00:00</text:p>
          </table:table-cell>
          <table:table-cell table:formula="of:=VLOOKUP([.B18];[.$H$1:.$J$10];2;0)" office:value-type="string" office:string-value="Filip" calcext:value-type="string">
            <text:p>Filip</text:p>
          </table:table-cell>
          <table:table-cell table:formula="of:=VLOOKUP([.B18];[.$H$1:.$J$10];3;0)" office:value-type="string" office:string-value="Sikorski" calcext:value-type="string">
            <text:p>Sikorski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time" office:time-value="PT00H01M00S" calcext:value-type="time">
            <text:p>00:01:00</text:p>
          </table:table-cell>
          <table:table-cell table:formula="of:=VLOOKUP([.B19];[.$H$1:.$J$10];2;0)" office:value-type="string" office:string-value="Kacper" calcext:value-type="string">
            <text:p>Kacper</text:p>
          </table:table-cell>
          <table:table-cell table:formula="of:=VLOOKUP([.B19];[.$H$1:.$J$10];3;0)" office:value-type="string" office:string-value="Graczyk" calcext:value-type="string">
            <text:p>Graczyk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time" office:time-value="PT00H02M00S" calcext:value-type="time">
            <text:p>00:02:00</text:p>
          </table:table-cell>
          <table:table-cell table:formula="of:=VLOOKUP([.B20];[.$H$1:.$J$10];2;0)" office:value-type="string" office:string-value="Dawid" calcext:value-type="string">
            <text:p>Dawid</text:p>
          </table:table-cell>
          <table:table-cell table:formula="of:=VLOOKUP([.B20];[.$H$1:.$J$10];3;0)" office:value-type="string" office:string-value="Fotel" calcext:value-type="string">
            <text:p>Fotel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time" office:time-value="PT01H01M00S" calcext:value-type="time">
            <text:p>01:01:00</text:p>
          </table:table-cell>
          <table:table-cell table:formula="of:=VLOOKUP([.B21];[.$H$1:.$J$10];2;0)" office:value-type="string" office:string-value="Kacper" calcext:value-type="string">
            <text:p>Kacper</text:p>
          </table:table-cell>
          <table:table-cell table:formula="of:=VLOOKUP([.B21];[.$H$1:.$J$10];3;0)" office:value-type="string" office:string-value="Graczyk" calcext:value-type="string">
            <text:p>Graczyk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time" office:time-value="PT02H00M00S" calcext:value-type="time">
            <text:p>02:00:00</text:p>
          </table:table-cell>
          <table:table-cell table:formula="of:=VLOOKUP([.B22];[.$H$1:.$J$10];2;0)" office:value-type="string" office:string-value="Filip" calcext:value-type="string">
            <text:p>Filip</text:p>
          </table:table-cell>
          <table:table-cell table:formula="of:=VLOOKUP([.B22];[.$H$1:.$J$10];3;0)" office:value-type="string" office:string-value="Sikorski" calcext:value-type="string">
            <text:p>Sikorski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time" office:time-value="PT00H00M00S" calcext:value-type="time">
            <text:p>00:00:00</text:p>
          </table:table-cell>
          <table:table-cell table:formula="of:=VLOOKUP([.B23];[.$H$1:.$J$10];2;0)" office:value-type="string" office:string-value="John" calcext:value-type="string">
            <text:p>John</text:p>
          </table:table-cell>
          <table:table-cell table:formula="of:=VLOOKUP([.B23];[.$H$1:.$J$10];3;0)" office:value-type="string" office:string-value="Parker" calcext:value-type="string">
            <text:p>Parker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1M00S" calcext:value-type="time">
            <text:p>01:01:00</text:p>
          </table:table-cell>
          <table:table-cell table:formula="of:=VLOOKUP([.B24];[.$H$1:.$J$10];2;0)" office:value-type="string" office:string-value="Filip" calcext:value-type="string">
            <text:p>Filip</text:p>
          </table:table-cell>
          <table:table-cell table:formula="of:=VLOOKUP([.B24];[.$H$1:.$J$10];3;0)" office:value-type="string" office:string-value="Sikorski" calcext:value-type="string">
            <text:p>Sikorski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time" office:time-value="PT01H01M00S" calcext:value-type="time">
            <text:p>01:01:00</text:p>
          </table:table-cell>
          <table:table-cell table:formula="of:=VLOOKUP([.B25];[.$H$1:.$J$10];2;0)" office:value-type="string" office:string-value="Jakub" calcext:value-type="string">
            <text:p>Jakub</text:p>
          </table:table-cell>
          <table:table-cell table:formula="of:=VLOOKUP([.B25];[.$H$1:.$J$10];3;0)" office:value-type="string" office:string-value="Sosna" calcext:value-type="string">
            <text:p>Sosna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time" office:time-value="PT00H02M00S" calcext:value-type="time">
            <text:p>00:02:00</text:p>
          </table:table-cell>
          <table:table-cell table:formula="of:=VLOOKUP([.B26];[.$H$1:.$J$10];2;0)" office:value-type="string" office:string-value="Rafal" calcext:value-type="string">
            <text:p>Rafal</text:p>
          </table:table-cell>
          <table:table-cell table:formula="of:=VLOOKUP([.B26];[.$H$1:.$J$10];3;0)" office:value-type="string" office:string-value="Silny" calcext:value-type="string">
            <text:p>Silny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:00</text:p>
          </table:table-cell>
          <table:table-cell table:formula="of:=VLOOKUP([.B27];[.$H$1:.$J$10];2;0)" office:value-type="string" office:string-value="Kacper" calcext:value-type="string">
            <text:p>Kacper</text:p>
          </table:table-cell>
          <table:table-cell table:formula="of:=VLOOKUP([.B27];[.$H$1:.$J$10];3;0)" office:value-type="string" office:string-value="Graczyk" calcext:value-type="string">
            <text:p>Graczyk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time" office:time-value="PT01H00M00S" calcext:value-type="time">
            <text:p>01:00:00</text:p>
          </table:table-cell>
          <table:table-cell table:formula="of:=VLOOKUP([.B28];[.$H$1:.$J$10];2;0)" office:value-type="string" office:string-value="Rafal" calcext:value-type="string">
            <text:p>Rafal</text:p>
          </table:table-cell>
          <table:table-cell table:formula="of:=VLOOKUP([.B28];[.$H$1:.$J$10];3;0)" office:value-type="string" office:string-value="Silny" calcext:value-type="string">
            <text:p>Silny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time" office:time-value="PT01H01M00S" calcext:value-type="time">
            <text:p>01:01:00</text:p>
          </table:table-cell>
          <table:table-cell table:formula="of:=VLOOKUP([.B29];[.$H$1:.$J$10];2;0)" office:value-type="string" office:string-value="Kacper" calcext:value-type="string">
            <text:p>Kacper</text:p>
          </table:table-cell>
          <table:table-cell table:formula="of:=VLOOKUP([.B29];[.$H$1:.$J$10];3;0)" office:value-type="string" office:string-value="Graczyk" calcext:value-type="string">
            <text:p>Graczyk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time" office:time-value="PT00H02M00S" calcext:value-type="time">
            <text:p>00:02:00</text:p>
          </table:table-cell>
          <table:table-cell table:formula="of:=VLOOKUP([.B30];[.$H$1:.$J$10];2;0)" office:value-type="string" office:string-value="Jakub" calcext:value-type="string">
            <text:p>Jakub</text:p>
          </table:table-cell>
          <table:table-cell table:formula="of:=VLOOKUP([.B30];[.$H$1:.$J$10];3;0)" office:value-type="string" office:string-value="Sosna" calcext:value-type="string">
            <text:p>Sosna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time" office:time-value="PT00H01M00S" calcext:value-type="time">
            <text:p>00:01:00</text:p>
          </table:table-cell>
          <table:table-cell table:formula="of:=VLOOKUP([.B31];[.$H$1:.$J$10];2;0)" office:value-type="string" office:string-value="Jan" calcext:value-type="string">
            <text:p>Jan</text:p>
          </table:table-cell>
          <table:table-cell table:formula="of:=VLOOKUP([.B31];[.$H$1:.$J$10];3;0)" office:value-type="string" office:string-value="Klan" calcext:value-type="string">
            <text:p>Klan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time" office:time-value="PT01H00M00S" calcext:value-type="time">
            <text:p>01:00:00</text:p>
          </table:table-cell>
          <table:table-cell table:formula="of:=VLOOKUP([.B32];[.$H$1:.$J$10];2;0)" office:value-type="string" office:string-value="Bartosz" calcext:value-type="string">
            <text:p>Bartosz</text:p>
          </table:table-cell>
          <table:table-cell table:formula="of:=VLOOKUP([.B32];[.$H$1:.$J$10];3;0)" office:value-type="string" office:string-value="Kolyska" calcext:value-type="string">
            <text:p>Kolyska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time" office:time-value="PT01H01M00S" calcext:value-type="time">
            <text:p>01:01:00</text:p>
          </table:table-cell>
          <table:table-cell table:formula="of:=VLOOKUP([.B33];[.$H$1:.$J$10];2;0)" office:value-type="string" office:string-value="Kacper" calcext:value-type="string">
            <text:p>Kacper</text:p>
          </table:table-cell>
          <table:table-cell table:formula="of:=VLOOKUP([.B33];[.$H$1:.$J$10];3;0)" office:value-type="string" office:string-value="Graczyk" calcext:value-type="string">
            <text:p>Graczyk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time" office:time-value="PT00H02M00S" calcext:value-type="time">
            <text:p>00:02:00</text:p>
          </table:table-cell>
          <table:table-cell table:formula="of:=VLOOKUP([.B34];[.$H$1:.$J$10];2;0)" office:value-type="string" office:string-value="John" calcext:value-type="string">
            <text:p>John</text:p>
          </table:table-cell>
          <table:table-cell table:formula="of:=VLOOKUP([.B34];[.$H$1:.$J$10];3;0)" office:value-type="string" office:string-value="Parker" calcext:value-type="string">
            <text:p>Parker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time" office:time-value="PT01H00M00S" calcext:value-type="time">
            <text:p>01:00:00</text:p>
          </table:table-cell>
          <table:table-cell table:formula="of:=VLOOKUP([.B35];[.$H$1:.$J$10];2;0)" office:value-type="string" office:string-value="Rafal" calcext:value-type="string">
            <text:p>Rafal</text:p>
          </table:table-cell>
          <table:table-cell table:formula="of:=VLOOKUP([.B35];[.$H$1:.$J$10];3;0)" office:value-type="string" office:string-value="Silny" calcext:value-type="string">
            <text:p>Silny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time" office:time-value="PT01H01M00S" calcext:value-type="time">
            <text:p>01:01:00</text:p>
          </table:table-cell>
          <table:table-cell table:formula="of:=VLOOKUP([.B36];[.$H$1:.$J$10];2;0)" office:value-type="string" office:string-value="Jan" calcext:value-type="string">
            <text:p>Jan</text:p>
          </table:table-cell>
          <table:table-cell table:formula="of:=VLOOKUP([.B36];[.$H$1:.$J$10];3;0)" office:value-type="string" office:string-value="Klan" calcext:value-type="string">
            <text:p>Klan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time" office:time-value="PT00H01M00S" calcext:value-type="time">
            <text:p>00:01:00</text:p>
          </table:table-cell>
          <table:table-cell table:formula="of:=VLOOKUP([.B37];[.$H$1:.$J$10];2;0)" office:value-type="string" office:string-value="Kamil" calcext:value-type="string">
            <text:p>Kamil</text:p>
          </table:table-cell>
          <table:table-cell table:formula="of:=VLOOKUP([.B37];[.$H$1:.$J$10];3;0)" office:value-type="string" office:string-value="Firana" calcext:value-type="string">
            <text:p>Firana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time" office:time-value="PT01H01M00S" calcext:value-type="time">
            <text:p>01:01:00</text:p>
          </table:table-cell>
          <table:table-cell table:formula="of:=VLOOKUP([.B38];[.$H$1:.$J$10];2;0)" office:value-type="string" office:string-value="Jan" calcext:value-type="string">
            <text:p>Jan</text:p>
          </table:table-cell>
          <table:table-cell table:formula="of:=VLOOKUP([.B38];[.$H$1:.$J$10];3;0)" office:value-type="string" office:string-value="Klan" calcext:value-type="string">
            <text:p>Klan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time" office:time-value="PT02H00M00S" calcext:value-type="time">
            <text:p>02:00:00</text:p>
          </table:table-cell>
          <table:table-cell table:formula="of:=VLOOKUP([.B39];[.$H$1:.$J$10];2;0)" office:value-type="string" office:string-value="Kamil" calcext:value-type="string">
            <text:p>Kamil</text:p>
          </table:table-cell>
          <table:table-cell table:formula="of:=VLOOKUP([.B39];[.$H$1:.$J$10];3;0)" office:value-type="string" office:string-value="Firana" calcext:value-type="string">
            <text:p>Firana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time" office:time-value="PT01H01M00S" calcext:value-type="time">
            <text:p>01:01:00</text:p>
          </table:table-cell>
          <table:table-cell table:formula="of:=VLOOKUP([.B40];[.$H$1:.$J$10];2;0)" office:value-type="string" office:string-value="Dawid" calcext:value-type="string">
            <text:p>Dawid</text:p>
          </table:table-cell>
          <table:table-cell table:formula="of:=VLOOKUP([.B40];[.$H$1:.$J$10];3;0)" office:value-type="string" office:string-value="Fotel" calcext:value-type="string">
            <text:p>Fotel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time" office:time-value="PT00H02M00S" calcext:value-type="time">
            <text:p>00:02:00</text:p>
          </table:table-cell>
          <table:table-cell table:formula="of:=VLOOKUP([.B41];[.$H$1:.$J$10];2;0)" office:value-type="string" office:string-value="John" calcext:value-type="string">
            <text:p>John</text:p>
          </table:table-cell>
          <table:table-cell table:formula="of:=VLOOKUP([.B41];[.$H$1:.$J$10];3;0)" office:value-type="string" office:string-value="Parker" calcext:value-type="string">
            <text:p>Park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2"/>
    </number:number-style>
    <number:number-style style:name="N108">
      <number:number number:decimal-places="1" number:min-decimal-places="1" number:min-integer-digits="1"/>
    </number:number-style>
    <number:date-style style:name="N109">
      <number:day/>
      <number:text> </number:text>
      <number:month number:textual="true"/>
    </number:date-style>
    <number:date-style style:name="N11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 style:data-style-name="N2" text:time-value="21:40:02.98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9:19:38.951000000</meta:creation-date>
    <dc:date>2021-09-18T23:23:47.796000000</dc:date>
    <meta:editing-duration>PT2H15M39S</meta:editing-duration>
    <meta:editing-cycles>4</meta:editing-cycles>
    <meta:generator>LibreOffice/7.1.0.3$Windows_X86_64 LibreOffice_project/f6099ecf3d29644b5008cc8f48f42f4a40986e4c</meta:generator>
    <meta:document-statistic meta:table-count="10" meta:cell-count="789" meta:object-count="0"/>
  </office:meta>
</office:document-meta>
</file>